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57H01M38.106050999S" calcext:value-type="time">
            <text:p>1757:0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ecret text / hint sprite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07:59:32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3T08:47:39.119000000</dc:date>
    <meta:editing-duration>P78DT18H25M5S</meta:editing-duration>
    <meta:editing-cycles>2077</meta:editing-cycles>
    <meta:generator>LibreOffice/7.2.6.2$Windows_X86_64 LibreOffice_project/b0ec3a565991f7569a5a7f5d24fed7f52653d754</meta:generator>
    <dc:creator>Benjamin Laws</dc:creator>
    <meta:document-statistic meta:table-count="2" meta:cell-count="2566" meta:object-count="0"/>
  </office:meta>
</office:document-meta>
</file>